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l" fo:country="GR" officeooo:rsid="001c401b" officeooo:paragraph-rsid="001c401b"/>
    </style:style>
    <style:style style:name="P2" style:family="paragraph" style:parent-style-name="Standard">
      <style:text-properties fo:language="el" fo:country="GR" officeooo:rsid="001c401b" officeooo:paragraph-rsid="001d87c1"/>
    </style:style>
    <style:style style:name="P3" style:family="paragraph" style:parent-style-name="Standard">
      <style:text-properties fo:language="el" fo:country="GR" officeooo:rsid="001d87c1" officeooo:paragraph-rsid="001d87c1"/>
    </style:style>
    <style:style style:name="T1" style:family="text">
      <style:text-properties officeooo:rsid="001d87c1"/>
    </style:style>
    <style:style style:name="T2" style:family="text">
      <style:text-properties officeooo:rsid="001e185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Στα πλαίσια της εργασία υλοποιήθηκε η εφαρμογή jobexecutor.</text:p>
      <text:p text:style-name="P1">Από την προηγούμενη εργασία επαναχρησιμοποιούντ<text:span text:style-name="T2">αι</text:span> με μερικές αλλαγές οι δομές index, map και mapNode. Συγκεκριμένα οι αλλαγές που έχουν γίνει είναι οι ακόλουθες:</text:p>
      <text:p text:style-name="P1"><text:tab/>Το map τροποποιήθηκε ώστε να μπορεί να εισαχθεί κόμβος που έχει δημιουργηθεί εκτός της κλάσης map. Το mapNode τροποποιήθηκε ώστε να περιλαμβάνει το path του αρχείου σαν αναγνωριστικό. Στο index.h ορίζεται ένα struct KeywordResult το οποίο χρησιμοποιείται για να επιστρέφει δεδομένα για τις αναζητήσεις maxcount και mincount. Επίσης έχουν προστεθεί οι συναρτήσεις maxCount και minCount που επιστρέφουν τα αντίστοιχα αποτελέσματα για κάποια λέξη στο index. Επίσης έχει τροποποιηθεί το PostingListEntry ώστε να περιλαμβάνει τη γραμμή που βρίσκεται η λέξη καθώς και το offset της γραμμής αυτή και το μήκος της.</text:p>
      <text:p text:style-name="P2"><text:tab/>Η υλοποίηση περιλαμβάνει δυο δομές (Server, Worker) και συναρτήσεις που σχετίζονται με αυτές. Αρχικά δημιουργείται ο server, δημιουργεί τους workers, μέσω της συνάρτησης fork, καθώς και τα pipes. Κατόπιν στέλνονται στις διεργασίες παιδιά οι κατάλογοι και ο server μπαίνει σε διαδικασία αναμονής με χρήση της συνάρτησης poll μέχρι τα παιδιά του να επεξεργαστούν τους φακέλους και να τον ειδοποιήσουν ότι είναι έτοιμα να δεχτούν εντολές. <text:span text:style-name="T1">Αφού οι workers ειδοποιήσουν το server αυτός ξεκινά τη ρουτίνα startServer και περιμένει να δεχτεί κάποια εντολή από το πληκτρολόγιο. Όταν δοθεί κάποια εντολή στέλνει τα αντίστοιχα μηνύματα στους workers και περιμένει την απάντησή τους. Τέλος αν δοθεί η εντολή exit περιμένει για τους workers να τερματίσουν αποδεσμεύει τη μνήμη που έχει δεσμεύσει και τερματίζει κι αυτός.</text:span></text:p>
      <text:p text:style-name="P2"><text:tab/>Το πρωτόκολλο επικοινωνίας <text:span text:style-name="T1">υλοποιείται</text:span> μέσω <text:span text:style-name="T1">ανταλλαγής</text:span> μηνυμάτων που έχουν την μορφή ακ<text:span text:style-name="T1">ε</text:span>ρ<text:span text:style-name="T1">αί</text:span>ων αριθμών. Οι κωδικοί των μηνυμάτων βρίσκονται στο αρχείο Util.h. Οι βασικοί εξ αυτών είναι ο κωδικός MSGSTART που σημαίνει ότι ακολουθεί μήνυμα κειμένου. Ο κωδικός αυτός ακολουθείται από διαδοχικά μηνύματα με κωδικό MSG. <text:span text:style-name="T1">Τα μηνύματα κειμένου κατόπιν στέλνονται μέσω της συνάρτησης Utill::sendMessage η οποία αρχικά στέλνει το μέγεθος του μηνύματος και κατόπιν το μήνυμα. Η διαδικασία αποστολής μηνυμάτων κειμένου τερματίζει με την εντολή MSGEND η οποία ειδοποιεί τον παραλήπτη ότι τα μηνύματα έχουν τελειώσει. Οι υπόλοιποι κωδικοί αφορούν τις εντολές που δέχονται οι worker και είναι οι SEARCH, WC, MAXCOUNT, MINCOUNT και EXIT. Οι κωδικοί WC, MAXCOUNT και MINCOUNT ακολουθούνται από μηνύματα ακεραίων. Πχ αν δοθεί από το πληκτρολόγιο μια εντολή search ο server αφού επεξεργαστεί τα ορίσματα στέλνει <text:s/>τον κωδικό SEARCH και κατόπιν το μέγεθος του string των ορισμάτων και τέλος τα ορίσματα με χρήση της συνάρτησης sendMessage. Για την αποστολή των καταλόγων στον κάθε worker στέλνει το κωδικό MSGSTART μετά στέλνει για κάθε path τον κωδικό MSG καθώς και τα paths αυτά καθαυτά μέσω της sendMessage. Αφού γράψει όλα τα paths στέλνει τον κωδικό MSGEND ώστε ο worker να ξέρει ότι δεν περιμένει άλλα μηνύματα.</text:span></text:p>
      <text:p text:style-name="P2"><text:tab/><text:span text:style-name="T2">Καθόλη την εκτέλεση του προγράμματος ο Server με χρήση signal handlers “πιάνει” το σήμα SIGCHLD ώστε κάνει τις κατάλληλες ενέργειες σε περίπτωση που κάποιος worker έχει τερματίσει απροσδόκητα. Σε κάθε περίπτωση ο worker αντικαθίσταται με έναν καινούριο. Αν η αντικατάσταση αυτή γίνει κατά τη διάρκεια μιας εκ των εντολών wc, maxcount, mincount η νέα διαδικασία worker καλείται να επεξεργαστεί την εντολή και να στείλει αποτελέσματα στο server. Στην περίπτωση της search ο καινούριο worker δεν κάνει αναζήτηση αλλά περιμένει να του δοθεί η επόμενη εντολή. </text:span></text:p>
      <text:p text:style-name="P2"><text:tab/><text:span text:style-name="T2">Επίσης γίνονται caught και τα σήματα SIGINT και SIGTERM στον server και στους workers ώστε να αποδεσμευτεί κατάλληλα η μνήμη που έχουν δεσμεύσει και να κλείσουν τα pipes.</text:span></text:p>
      <text:p text:style-name="P2"/>
      <text:p text:style-name="P3"><text:s/></text:p>
      <text:p text:style-name="P1"/>
      <text:p text:style-name="P1"><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16:24:01.054895827</meta:creation-date>
    <dc:date>2018-04-29T17:09:09.936973966</dc:date>
    <meta:editing-duration>PT18S</meta:editing-duration>
    <meta:editing-cycles>1</meta:editing-cycles>
    <meta:generator>LibreOffice/4.2.8.2$Linux_X86_64 LibreOffice_project/420m0$Build-2</meta:generator>
    <meta:document-statistic meta:table-count="0" meta:image-count="0" meta:object-count="0" meta:page-count="1" meta:paragraph-count="9" meta:word-count="555" meta:character-count="3662" meta:non-whitespace-character-count="3104"/>
  </office:meta>
</office:document-meta>
</file>